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13cm" fo:min-width="0.8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13cm" fo:min-width="1.037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22cm" svg:height="0.624cm" svg:x="13.19cm" svg:y="13.106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718cm" svg:height="0.624cm" svg:x="7.059cm" svg:y="12.926cm">
            <draw:text-box>
              <text:p text:style-name="P1"><text:span text:style-name="T1">A</text:span></text:p>
            </draw:text-box>
          </draw:frame>
          <draw:polyline draw:style-name="gr2" draw:text-style-name="P3" draw:layer="layout" svg:width="5.772cm" svg:height="0.045cm" draw:transform="rotate (-3.14159265358979) translate (13.2650416666671cm 13.4832499999852cm)" svg:viewBox="0 0 5773 46" draw:points="0,18 572,0 1057,0 1847,46 2355,46 2704,23 4163,0 4764,0 5066,0 5773,18">
            <text:p/>
          </draw:polyline>
          <draw:frame draw:style-name="gr1" draw:text-style-name="P2" draw:layer="layout" svg:width="0.718cm" svg:height="0.624cm" svg:x="11.321cm" svg:y="12.947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748cm" svg:height="0.624cm" svg:x="11.662cm" svg:y="15.288cm">
            <draw:text-box>
              <text:p text:style-name="P1"><text:span text:style-name="T1">D</text:span></text:p>
            </draw:text-box>
          </draw:frame>
          <draw:polyline draw:style-name="gr2" draw:text-style-name="P3" draw:layer="layout" svg:width="1.922cm" svg:height="0.045cm" draw:transform="rotate (1.5707963267949) translate (11.7904305555872cm 15.3882500000007cm)" svg:viewBox="0 0 1923 46" draw:points="0,32 702,46 1004,23 1258,0 1512,23 1923,32">
            <text:p/>
          </draw:polyline>
          <draw:polyline draw:style-name="gr2" draw:text-style-name="P3" draw:layer="layout" svg:width="2.401cm" svg:height="0.054cm" draw:transform="skewX (-0.0322885911618952) rotate (-2.2151718866312) translate (13.3056111110876cm 13.4955972222058cm)" svg:viewBox="0 0 2402 55" draw:points="0,55 377,19 1136,0 1737,26 2402,48">
            <text:p/>
          </draw:polyline>
          <draw:polyline draw:style-name="gr2" draw:text-style-name="P3" draw:layer="layout" svg:width="4.742cm" svg:height="0.047cm" draw:transform="skewX (-0.0370009801422798) rotate (2.72306269896155) translate (11.8204166666772cm 15.4005972221951cm)" svg:viewBox="0 0 4743 48" draw:points="0,9 1118,0 1547,41 2485,44 2933,9 3812,48 4025,21 4743,11">
            <text:p/>
          </draw:polyline>
          <draw:polyline draw:style-name="gr2" draw:text-style-name="P3" draw:layer="layout" svg:width="0.212cm" svg:height="0.214cm" draw:transform="rotate (2.49145750722191) translate (11.1924722222297cm 16.2402083333326cm)" svg:viewBox="0 0 213 215" draw:points="0,215 212,215 213,0">
            <text:p/>
          </draw:polyline>
          <draw:frame draw:style-name="gr3" draw:text-style-name="P2" draw:layer="layout" svg:width="0.701cm" svg:height="0.624cm" svg:x="10.906cm" svg:y="16.188cm">
            <draw:text-box>
              <text:p text:style-name="P1"><text:span text:style-name="T1">E</text:span></text:p>
            </draw:text-box>
          </draw:frame>
          <draw:polyline draw:style-name="gr2" draw:text-style-name="P3" draw:layer="layout" svg:width="1.052cm" svg:height="0.045cm" draw:transform="rotate (-2.2169172158832) translate (11.850402777769cm 15.4147083333242cm)" svg:viewBox="0 0 1053 46" draw:points="0,35 515,0 1053,46">
            <text:p/>
          </draw:polyline>
          <draw:polyline draw:style-name="gr2" draw:text-style-name="P3" draw:layer="layout" svg:width="4.617cm" svg:height="0.066cm" draw:transform="rotate (2.49878789008028) translate (11.1536666667285cm 16.2772499999198cm)" svg:viewBox="0 0 4618 67" draw:points="0,56 706,34 1005,28 1596,67 2214,34 2736,14 3321,11 4008,0 4618,51">
            <text:p/>
          </draw:polyline>
          <draw:polyline draw:style-name="gr2" draw:text-style-name="P3" draw:layer="layout" svg:width="0.212cm" svg:height="0.209cm" draw:transform="skewX (-0.0336848545634905) rotate (1.13219508576872) translate (10.9225972222266cm 15.0107777777802cm)" svg:viewBox="0 0 213 210" draw:points="0,2 213,0 205,210">
            <text:p/>
          </draw:polyline>
          <draw:frame draw:style-name="gr1" draw:text-style-name="P2" draw:layer="layout" svg:width="0.684cm" svg:height="0.624cm" svg:x="10.751cm" svg:y="14.968cm">
            <draw:text-box>
              <text:p text:style-name="P1"><text:span text:style-name="T1">F</text:span></text:p>
            </draw:text-box>
          </draw:frame>
          <draw:frame draw:style-name="gr4" draw:text-style-name="P4" draw:layer="layout" svg:width="1.758cm" svg:height="0.72cm" draw:transform="rotate (1.12085044563076) translate (10.741cm 14.726cm)">
            <draw:text-box>
              <text:p text:style-name="P1"><text:span text:style-name="T2">12 cm</text:span></text:p>
            </draw:text-box>
          </draw:frame>
          <draw:polyline draw:style-name="gr2" draw:text-style-name="P3" draw:layer="layout" svg:width="1.761cm" svg:height="0.059cm" draw:transform="rotate (1.15645516237144) translate (11.1113333333333cm 15.0742777777779cm)" svg:viewBox="0 0 1762 60" draw:points="0,0 356,30 753,60 1207,53 1762,5">
            <text:p/>
          </draw:polyline>
          <draw:frame draw:style-name="gr5" draw:text-style-name="P4" draw:layer="layout" svg:width="1.797cm" svg:height="0.624cm" svg:x="8.859cm" svg:y="12.955cm">
            <draw:text-box>
              <text:p text:style-name="P1"><text:span text:style-name="T2">31,2 cm</text:span></text:p>
            </draw:text-box>
          </draw:frame>
          <draw:frame draw:style-name="gr5" draw:text-style-name="P4" draw:layer="layout" svg:width="1.797cm" svg:height="0.624cm" svg:x="11.711cm" svg:y="12.955cm">
            <draw:text-box>
              <text:p text:style-name="P1"><text:span text:style-name="T2">9,75 cm</text:span></text:p>
            </draw:text-box>
          </draw:frame>
          <draw:frame draw:style-name="gr6" draw:text-style-name="P4" draw:layer="layout" svg:width="2.001cm" svg:height="0.624cm" draw:transform="rotate (-0.599520598060053) translate (8.837cm 14.472cm)">
            <draw:text-box>
              <text:p text:style-name="P1"><text:span text:style-name="T2">32,76 cm</text:span></text:p>
            </draw:text-box>
          </draw:frame>
          <draw:frame draw:style-name="gr6" draw:text-style-name="P4" draw:layer="layout" svg:width="2.001cm" svg:height="0.624cm" draw:transform="rotate (1.01298909785751) translate (12.068cm 15.234cm)">
            <draw:text-box>
              <text:p text:style-name="P1"><text:span text:style-name="T2">16,25 cm</text:span></text:p>
            </draw:text-box>
          </draw:frame>
          <draw:path draw:style-name="gr7" draw:text-style-name="P5" draw:layer="layout" svg:width="0.219cm" svg:height="0.272cm" svg:x="11.609cm" svg:y="13.43cm" svg:viewBox="0 0 220 273" svg:d="M1 0c0 203 14 273 0 273s123-14 123-14h9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0:50.737259838</meta:creation-date>
    <dc:date>2018-03-22T12:24:00.592500017</dc:date>
    <meta:editing-duration>PT3M10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